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1bab" officeooo:paragraph-rsid="001a1bab"/>
    </style:style>
    <style:style style:name="P2" style:family="paragraph" style:parent-style-name="Standard">
      <style:text-properties officeooo:rsid="001b231d" officeooo:paragraph-rsid="001b231d"/>
    </style:style>
    <style:style style:name="P3" style:family="paragraph" style:parent-style-name="Standard">
      <style:text-properties officeooo:rsid="001ccbbe" officeooo:paragraph-rsid="001ccbbe"/>
    </style:style>
    <style:style style:name="T1" style:family="text">
      <style:text-properties officeooo:rsid="001b231d"/>
    </style:style>
    <style:style style:name="T2" style:family="text">
      <style:text-properties officeooo:rsid="001ccbbe"/>
    </style:style>
    <style:style style:name="T3" style:family="text">
      <style:text-properties officeooo:rsid="001fc6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robiome Analysis Bootcamp Syllabus</text:p>
      <text:p text:style-name="P1"/>
      <text:p text:style-name="P1">Learning objectives:</text:p>
      <text:p text:style-name="P1">1.<text:tab/>Understand the role of code in reproducible research</text:p>
      <text:p text:style-name="P1">2.<text:tab/>Process meta-amplicon data files into a useful data set</text:p>
      <text:p text:style-name="P1">3.<text:tab/>Investigate a meta-amplicon data set using exploratory analyses</text:p>
      <text:p text:style-name="P1">4.<text:tab/>Test hypotheses using meta-amplicon data</text:p>
      <text:p text:style-name="P1">5.<text:tab/>Generate intuitive figures that illustrate findings</text:p>
      <text:p text:style-name="P1"/>
      <text:p text:style-name="P1"/>
      <text:p text:style-name="P1">This workshop will take place over the course of one day. You will need to prepare your computer prior to the workshop by following the directions HERE (html file on github website).<text:span text:style-name="T3"> You will need adminstrator access on your computer. If it's your own laptop, that's not an issue.</text:span></text:p>
      <text:p text:style-name="P1"/>
      <text:p text:style-name="P2">prep:</text:p>
      <text:p text:style-name="P2">-<text:tab/>Download R, Rstudio, Git</text:p>
      <text:p text:style-name="P2">-<text:tab/>Install tidyverse, dada2, phyloseq<text:span text:style-name="T2">, decontam, corncob,</text:span></text:p>
      <text:p text:style-name="P3">-<text:tab/>clone workshop repository</text:p>
      <text:p text:style-name="P3"/>
      <text:p text:style-name="P1"/>
      <text:p text:style-name="P1">library(ape);</text:p>
      <text:p text:style-name="P1">library(Biostrings);</text:p>
      <text:p text:style-name="P1">library(corncob);</text:p>
      <text:p text:style-name="P1">library(dada2);</text:p>
      <text:p text:style-name="P1">library(decontam)</text:p>
      <text:p text:style-name="P1">library(decontam);</text:p>
      <text:p text:style-name="P1">library(msa);</text:p>
      <text:p text:style-name="P1">library(patchwork);</text:p>
      <text:p text:style-name="P1">library(phangorn);</text:p>
      <text:p text:style-name="P1">library(phyloseq);</text:p>
      <text:p text:style-name="P1">library(seqinr);</text:p>
      <text:p text:style-name="P1">library(ShortRead);</text:p>
      <text:p text:style-name="P1">library(tidyverse);</text:p>
      <text:p text:style-name="P1">library(vegan);</text:p>
      <text:p text:style-name="P1"/>
      <text:p text:style-name="P1"/>
      <text:p text:style-name="P1"/>
      <text:p text:style-name="P1">Schedule:</text:p>
      <text:p text:style-name="P1"/>
      <text:p text:style-name="P2">git clone (put this in the pre-workshop document)</text:p>
      <text:p text:style-name="P2"/>
      <text:p text:style-name="P2"/>
      <text:p text:style-name="P1">Discuss advantages of using code to process data</text:p>
      <text:p text:style-name="P1">Discuss the example data set</text:p>
      <text:p text:style-name="P1">Work through pre-processing data files<text:span text:style-name="T1">, explaining theory as we go</text:span></text:p>
      <text:p text:style-name="P3">Cleaning up files</text:p>
      <text:p text:style-name="P3">Lunch</text:p>
      <text:p text:style-name="P3">Explore data set</text:p>
      <text:p text:style-name="P3">Discussions and next steps</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ff Zahn</meta:initial-creator>
    <meta:creation-date>2021-07-15T08:02:19.440971580</meta:creation-date>
    <dc:date>2021-07-15T08:47:30.010555005</dc:date>
    <dc:creator>Geoff Zahn</dc:creator>
    <meta:editing-duration>PT23M30S</meta:editing-duration>
    <meta:editing-cycles>1</meta:editing-cycles>
    <meta:document-statistic meta:table-count="0" meta:image-count="0" meta:object-count="0" meta:page-count="2" meta:paragraph-count="35" meta:word-count="170" meta:character-count="1228" meta:non-whitespace-character-count="1093"/>
    <meta:generator>LibreOffice/6.0.7.3$Linux_X86_64 LibreOffice_project/00m0$Build-3</meta:generator>
  </office:meta>
</office:document-meta>
</file>